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2 11 6 4 2 2 2 2 2 4"/>
    <style:font-face style:name="Batang" svg:font-family="Batang" style:font-family-generic="roman" style:font-pitch="variable" svg:panose-1="2 3 6 0 0 1 1 1 1 1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P2" style:parent-style-name="Textbody" style:family="paragraph">
      <style:paragraph-properties fo:margin-bottom="0in"/>
      <style:text-properties fo:background-color="#00FFFF"/>
    </style:style>
    <style:style style:name="P3" style:parent-style-name="Textbody" style:family="paragraph">
      <style:paragraph-properties fo:margin-bottom="0in"/>
    </style:style>
    <style:style style:name="T4" style:parent-style-name="Policepardéfaut" style:family="text">
      <style:text-properties fo:background-color="#00FFFF"/>
    </style:style>
    <style:style style:name="T5" style:parent-style-name="Policepardéfaut" style:family="text">
      <style:text-properties fo:background-color="#00FFFF"/>
    </style:style>
    <style:style style:name="T6" style:parent-style-name="Policepardéfaut" style:family="text">
      <style:text-properties style:font-name="Batang" style:font-name-asian="Batang" style:font-name-complex="Batang" fo:background-color="#00FFFF" style:language-asian="ko" style:country-asian="KR"/>
    </style:style>
    <style:style style:name="P7" style:parent-style-name="Textbody" style:family="paragraph">
      <style:paragraph-properties fo:margin-bottom="0in"/>
      <style:text-properties fo:background-color="#00FFFF"/>
    </style:style>
    <style:style style:name="P8" style:parent-style-name="Textbody" style:family="paragraph">
      <style:paragraph-properties fo:margin-bottom="0in"/>
      <style:text-properties fo:background-color="#00FFFF"/>
    </style:style>
    <style:style style:name="P9" style:parent-style-name="Textbody" style:family="paragraph">
      <style:paragraph-properties fo:margin-bottom="0in"/>
      <style:text-properties fo:background-color="#00FFFF"/>
    </style:style>
    <style:style style:name="P10" style:parent-style-name="Textbody" style:family="paragraph">
      <style:paragraph-properties fo:margin-bottom="0in"/>
      <style:text-properties fo:background-color="#00FFFF"/>
    </style:style>
    <style:style style:name="P11" style:parent-style-name="Textbody" style:family="paragraph">
      <style:paragraph-properties fo:margin-bottom="0in"/>
      <style:text-properties fo:background-color="#00FFFF"/>
    </style:style>
    <style:style style:name="P12" style:parent-style-name="Textbody" style:family="paragraph">
      <style:paragraph-properties fo:margin-bottom="0in"/>
      <style:text-properties fo:background-color="#00FFFF"/>
    </style:style>
    <style:style style:name="P13" style:parent-style-name="Textbody" style:family="paragraph">
      <style:paragraph-properties fo:margin-bottom="0in"/>
      <style:text-properties fo:background-color="#00FFFF"/>
    </style:style>
    <style:style style:name="P14" style:parent-style-name="Textbody" style:family="paragraph">
      <style:paragraph-properties fo:margin-bottom="0in"/>
      <style:text-properties fo:background-color="#00FFFF"/>
    </style:style>
    <style:style style:name="P15" style:parent-style-name="Textbody" style:family="paragraph">
      <style:paragraph-properties fo:margin-bottom="0in"/>
      <style:text-properties fo:background-color="#00FFFF"/>
    </style:style>
    <style:style style:name="P16" style:parent-style-name="Textbody" style:family="paragraph">
      <style:paragraph-properties fo:margin-bottom="0in"/>
      <style:text-properties fo:background-color="#00FFFF"/>
    </style:style>
    <style:style style:name="P17" style:parent-style-name="Textbody" style:family="paragraph">
      <style:paragraph-properties fo:margin-bottom="0in"/>
      <style:text-properties fo:background-color="#00FFFF"/>
    </style:style>
    <style:style style:name="P18" style:parent-style-name="Textbody" style:family="paragraph">
      <style:paragraph-properties fo:margin-bottom="0in"/>
      <style:text-properties fo:background-color="#00FFFF"/>
    </style:style>
    <style:style style:name="P19" style:parent-style-name="Textbody" style:family="paragraph">
      <style:paragraph-properties fo:margin-bottom="0in"/>
      <style:text-properties fo:background-color="#00FFFF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p text:style-name="P1"/>
      <text:p text:style-name="Standard"/>
      <text:p text:style-name="Textbody"/>
      <text:section text:name="Sect1" text:style-name="S1">
        <text:p text:style-name="Textbody">Fichier Word ou Latex ou OpenOffice avec :</text:p>
        <text:list text:style-name="LFO1" text:continue-numbering="true">
          <text:list-item>
            <text:p text:style-name="P2">Premier rendu</text:p>
            <text:list text:continue-numbering="true">
              <text:list-item>
                <text:p text:style-name="P3"><text:span text:style-name="T4">une page de garde</text:span><text:span text:style-name="T5"><text:s/></text:span><text:span text:style-name="T6">ok</text:span></text:p>
              </text:list-item>
              <text:list-item>
                <text:p text:style-name="P7">des en-têtes et pieds de page<text:s/>ok</text:p>
              </text:list-item>
              <text:list-item>
                <text:p text:style-name="P8">une table des matières automatisée</text:p>
              </text:list-item>
              <text:list-item>
                <text:p text:style-name="P9">Styles à définir et à utiliser dans tout le document</text:p>
                <text:list text:continue-numbering="true">
                  <text:list-item>
                    <text:p text:style-name="P10">mon_titre, mon_titre1, mon_titre2,<text:s/>etc...</text:p>
                  </text:list-item>
                  <text:list-item>
                    <text:p text:style-name="P11">texte_legende_figure, texte_legende_tableaux, etc...</text:p>
                  </text:list-item>
                  <text:list-item>
                    <text:p text:style-name="P12">texte_rapport</text:p>
                  </text:list-item>
                  <text:list-item>
                    <text:p text:style-name="P13">mon_titre_annexe, mon_titre_annexe1, mon_titre_annexe2, etc...</text:p>
                  </text:list-item>
                  <text:list-item>
                    <text:p text:style-name="P14">texte_annexe, texte_description_module, texte_test</text:p>
                  </text:list-item>
                  <text:list-item>
                    <text:p text:style-name="P15">etc.</text:p>
                  </text:list-item>
                </text:list>
              </text:list-item>
              <text:list-item>
                <text:p text:style-name="P16">une numérotation automatisée (insertion légende puis sélectionner figure) des figures</text:p>
              </text:list-item>
              <text:list-item>
                <text:p text:style-name="P17">des légendes à chaque figure</text:p>
              </text:list-item>
              <text:list-item>
                <text:p text:style-name="P18">un contenu expliquant tout ce que vous avez fait pour arriver au résultat proposé</text:p>
              </text:list-item>
              <text:list-item>
                <text:p text:style-name="P19">un partie référence (nom de livres avec les pages intéressantes, url despages utilisées, etc...)</text:p>
              </text:list-item>
            </text:list>
          </text:list-item>
        </text:list>
        <text:p text:style-name="P20"/>
        <text:list text:style-name="LFO1" text:continue-numbering="true">
          <text:list-item>
            <text:p text:style-name="P21">Second rendu =<text:s/>Consignes premier rendu +</text:p>
            <text:list text:continue-numbering="true">
              <text:list-item>
                <text:p text:style-name="P22">une numérotation automatisée (insertion légende puis sélectionner Tableau) des tableaux</text:p>
              </text:list-item>
              <text:list-item>
                <text:p text:style-name="P23">une première partie présentant tout le projet</text:p>
              </text:list-item>
              <text:list-item>
                <text:p text:style-name="P24">une liste des figures automatisée en fin de document</text:p>
              </text:list-item>
              <text:list-item>
                <text:p text:style-name="P25">En annexe :</text:p>
                <text:list text:continue-numbering="true">
                  <text:list-item>
                    <text:p text:style-name="P26">1 page (au moins) pour chaque circuit Logisim créé avec clairement indiqué avec du texte les entrées-les sorties et ce que ce circuit (module) fait;</text:p>
                  </text:list-item>
                  <text:list-item>
                    <text:p text:style-name="P27">Les tests que vous avez effectués pour valider le fonctionnement de chaque sous-circuit.</text:p>
                  </text:list-item>
                  <text:list-item>
                    <text:p text:style-name="P28"><text:bookmark-start text:name="yui_3_17_2_1_1593690649080_30"/><text:bookmark-start text:name="yui_3_17_2_1_1593690649080_32"/><text:bookmark-end text:name="yui_3_17_2_1_1593690649080_30"/><text:bookmark-end text:name="yui_3_17_2_1_1593690649080_32"/>Un schéma global de l'application réalisée</text:p>
                  </text:list-item>
                </text:list>
              </text:list-item>
              <text:list-item>
                <text:p text:style-name="P29">Des renvois dans le texte aux références bibliographiques</text:p>
              </text:list-item>
            </text:list>
          </text:list-item>
        </text:list>
        <text:p text:style-name="P30"/>
        <text:list text:style-name="LFO1" text:continue-numbering="true">
          <text:list-item>
            <text:p text:style-name="P31">Troisième rendu = Consignes second rendu +</text:p>
            <text:list text:continue-numbering="true">
              <text:list-item>
                <text:p text:style-name="P32">une liste des tableaux automatisée en fin de document</text:p>
              </text:list-item>
              <text:list-item>
                <text:p text:style-name="P33">des légendes de figures et de tableaux qui ont un sens (et pas tableau de Karnaugh)</text:p>
              </text:list-item>
              <text:list-item>
                <text:p text:style-name="P34">des titres et sous-titres qui me permet de comprendre tout votre projet si je lis uniquement la table des matières (un titre du style : premier test n'a pas de sens - il faut dire en quoi il consiste et s'il est concluant)</text:p>
              </text:list-item>
              <text:list-item>
                <text:p text:style-name="P35">une véritable introduction présentant ce que vous souhaitez faire pour résoudre tout le projet (que avec des mots)</text:p>
              </text:list-item>
              <text:list-item>
                <text:p text:style-name="P36">une véritable conclusion présentant ce que vous avez réellement fait pour résoudre tout le projet (que avec des mots)</text:p>
              </text:list-item>
              <text:list-item>
                <text:p text:style-name="P37">des annexes pour alléger le corps du texte : par exemple pour le transcodeur 7<text:s/>segments, tous les tableaux de Karnaugh sont à mettre en annexe. en revanche, l'équation logique est à laisser dans le corps du texte et le circuit logique est à mettre en annexe !</text:p>
              </text:list-item>
            </text:list>
          </text:list-item>
        </text:list>
      </text:section>
      <text:section text:name="Sect2" text:style-name="S2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2 11 6 4 2 2 2 2 2 4"/>
    <style:font-face style:name="Batang" svg:font-family="Batang" style:font-family-generic="roman" style:font-pitch="variable" svg:panose-1="2 3 6 0 0 1 1 1 1 1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ierre SCHOTT</meta:initial-creator>
    <dc:creator>Microsoft Office User</dc:creator>
    <meta:creation-date>2021-11-29T13:32:00Z</meta:creation-date>
    <dc:date>2021-12-06T15:51:00Z</dc:date>
    <meta:template xlink:href="Normal.dotm" xlink:type="simple"/>
    <meta:editing-cycles>4</meta:editing-cycles>
    <meta:editing-duration>PT480S</meta:editing-duration>
    <meta:document-statistic meta:page-count="1" meta:paragraph-count="4" meta:word-count="339" meta:character-count="2202" meta:row-count="15" meta:non-whitespace-character-count="1867"/>
  </office:meta>
</office:document-meta>
</file>